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float" office:value="1.34" calcext:value-type="float">
            <text:p>1.34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2T01:40:33.336495412</dc:date>
    <meta:editing-duration>PT6H27M4S</meta:editing-duration>
    <meta:editing-cycles>30</meta:editing-cycles>
    <meta:generator>LibreOffice/7.4.2.3$MacOSX_X86_64 LibreOffice_project/382eef1f22670f7f4118c8c2dd222ec7ad009daf</meta:generator>
    <meta:document-statistic meta:table-count="1" meta:cell-count="32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
Function FindAddress(Sheet As Object, str As String) As Object
	Dim Doc, Descript, Targ As Object
	
rem	Doc = ThisComponent
rem	Sheet = ThisComponent.Sheets.getByName("Sheet1")

rem	Sheet = Doc.Sheets(0)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	Dim x As Double
	Dim oCell, oSheet As Object
	Dim u,k As Double
	Dim s As String
	Dim i as Integer
	Dim cellAddress As Object

	oSheet = ThisComponent.Sheets.getByName(sheetStringByName)

	cellAddress = FindAddress(oSheet,strColByName)
	i = cellAddress.Column
	k = cellAddress.Row + 1
	x = 0
	Do While oSheet.getCellByPosition(i,k).getType = 1
		k = k + 1
 	Loop

	i = cellAddress.Row + 1
 	Do While i &lt; k
 		oCell = oSheet.getCellByPosition(cellAddress.column,i)
		u = oCell.value
		s = oCell.String
		x = u + x
		i = i + 1
	Loop

	cellAddress = FindAddress(oSheet,strRes)
	i = cellAddress.Column + 1
	k = cellAddress.Row

	oCell = oSheet.getCellByPosition(i,k)
	oCell.value = x
End Sub rem Function

Sub Calc()
	MaSomme("Sheet1","Actif","Reçu")
	MaSomme("Sheet1","Passif","Dépensé")
	MaSomme("Sheet1","Sommes","Total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